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courier" svg:font-family="courier, monospace"/>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82d8c" officeooo:paragraph-rsid="00182d8c"/>
    </style:style>
    <style:style style:name="P2" style:family="paragraph" style:parent-style-name="Standard">
      <style:text-properties officeooo:rsid="00198c8b" officeooo:paragraph-rsid="00198c8b"/>
    </style:style>
    <style:style style:name="P3" style:family="paragraph" style:parent-style-name="Text_20_body">
      <style:paragraph-properties fo:margin-left="0in" fo:margin-right="0in" fo:margin-top="0in" fo:margin-bottom="0.1043in" loext:contextual-spacing="false" fo:orphans="2" fo:widows="2" fo:text-indent="0in" style:auto-text-indent="false"/>
    </style:style>
    <style:style style:name="P4"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5" style:family="paragraph" style:parent-style-name="Preformatted_20_Text">
      <loext:graphic-properties draw:fill="solid" draw:fill-color="#f3f5f7" draw:opacity="100%"/>
      <style:paragraph-properties fo:margin-left="0in" fo:margin-right="0in" fo:margin-top="0in" fo:margin-bottom="0.1043in" loext:contextual-spacing="false" fo:line-height="142%" fo:orphans="2" fo:widows="2" fo:text-indent="0in" style:auto-text-indent="false" fo:background-color="#f3f5f7" fo:padding="0.0693in" fo:border="0.99pt solid #aebdcc"/>
      <style:text-properties fo:font-variant="normal" fo:text-transform="none" fo:color="#333333" style:font-name="courier" fo:font-size="9.75pt" fo:letter-spacing="normal" fo:font-style="normal" fo:font-weight="normal"/>
    </style:style>
    <style:style style:name="P6" style:family="paragraph" style:parent-style-name="Heading_20_3">
      <style:text-properties fo:font-variant="normal" fo:text-transform="none" fo:color="#333333" style:font-name="Helvetica Neue" fo:font-size="18pt" fo:letter-spacing="normal" fo:font-style="normal" fo:font-weight="bold" officeooo:rsid="00198c8b" officeooo:paragraph-rsid="00198c8b"/>
    </style:style>
    <style:style style:name="T1" style:family="text">
      <style:text-properties fo:font-variant="normal" fo:text-transform="none" fo:color="#333333" style:font-name="Helvetica Neue" fo:font-size="10.5pt" fo:letter-spacing="normal" fo:font-style="normal" fo:font-weight="normal"/>
    </style:style>
    <style:style style:name="T2" style:family="text">
      <style:text-properties fo:font-variant="normal" fo:text-transform="none" fo:color="#2b7fcf" style:text-line-through-style="none" style:text-line-through-type="none" style:font-name="Helvetica Neue" fo:font-size="10.5pt" fo:letter-spacing="normal" fo:font-style="normal" style:text-underline-style="none" fo:font-weight="normal" style:text-blinking="false" fo:background-color="transparent" loext:char-shading-value="0" loext:padding="0in" loext:border="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ROS Melodic Cheatsheet</text:p>
      <text:p text:style-name="P1"/>
      <text:p text:style-name="P1"/>
      <text:p text:style-name="P1">To find available packages, use:</text:p>
      <text:p text:style-name="Standard"/>
      <text:p text:style-name="P5">apt search ros-melodic</text:p>
      <text:p text:style-name="Standard"/>
      <text:p text:style-name="P2">To find where packages are insta</text:p>
      <text:p text:style-name="P2"/>
      <text:h text:style-name="P6" text:outline-level="3"><text:bookmark text:name="ROS.2FTutorials.2Fcatkin.2FNavigatingTheFilesystem.Using_rospack"/>Using rospack</text:h>
      <text:p text:style-name="P3"><text:bookmark text:name="ROS.2FTutorials.2Fcatkin.2FNavigatingTheFilesystem.line-27"/><text:a xlink:type="simple" xlink:href="http://wiki.ros.org/rospack" text:style-name="Internet_20_link" text:visited-style-name="Visited_20_Internet_20_Link"><text:span text:style-name="T2">rospack</text:span></text:a><text:span text:style-name="T1"> allows you to get information about packages. In this tutorial, we are only going to cover the </text:span><text:span text:style-name="Teletype"><text:span text:style-name="T1">find</text:span></text:span><text:span text:style-name="T1"> option, which returns the path to package.</text:span><text:bookmark text:name="ROS.2FTutorials.2Fcatkin.2FNavigatingTheFilesystem.line-29"/><text:bookmark text:name="ROS.2FTutorials.2Fcatkin.2FNavigatingTheFilesystem.line-28"/></text:p>
      <text:p text:style-name="P4">Usage:<text:bookmark text:name="ROS.2FTutorials.2Fcatkin.2FNavigatingTheFilesystem.line-32"/><text:bookmark text:name="ROS.2FTutorials.2Fcatkin.2FNavigatingTheFilesystem.line-31"/><text:bookmark text:name="ROS.2FTutorials.2Fcatkin.2FNavigatingTheFilesystem.line-30"/></text:p>
      <text:p text:style-name="P5"><text:bookmark text:name="ROS.2FTutorials.2Fcatkin.2FNavigatingTheFilesystem.line-1-4"/>$ rospack find [package_name]</text:p>
      <text:p text:style-name="P2"/>
      <text:h text:style-name="P6" text:outline-level="3"><text:bookmark text:name="ROS.2FTutorials.2Fcatkin.2FNavigatingTheFilesystem.Using_roscd"/>Using roscd</text:h>
      <text:p text:style-name="P3"><text:bookmark text:name="ROS.2FTutorials.2Fcatkin.2FNavigatingTheFilesystem.line-50"/><text:a xlink:type="simple" xlink:href="http://wiki.ros.org/rosbash#roscd" text:style-name="Internet_20_link" text:visited-style-name="Visited_20_Internet_20_Link"><text:span text:style-name="T2">roscd</text:span></text:a><text:span text:style-name="T1"> is part of the </text:span><text:a xlink:type="simple" xlink:href="http://wiki.ros.org/rosbash" text:style-name="Internet_20_link" text:visited-style-name="Visited_20_Internet_20_Link"><text:span text:style-name="T2">rosbash</text:span></text:a><text:span text:style-name="T1"> suite. It allows you to change directory (</text:span><text:a xlink:type="simple" xlink:href="http://ss64.com/bash/cd.html" text:style-name="Internet_20_link" text:visited-style-name="Visited_20_Internet_20_Link"><text:span text:style-name="T2">cd</text:span></text:a><text:span text:style-name="T1">) directly to a package or a stack.</text:span><text:bookmark text:name="ROS.2FTutorials.2Fcatkin.2FNavigatingTheFilesystem.line-52"/><text:bookmark text:name="ROS.2FTutorials.2Fcatkin.2FNavigatingTheFilesystem.line-51"/></text:p>
      <text:p text:style-name="P4">Usage:<text:bookmark text:name="ROS.2FTutorials.2Fcatkin.2FNavigatingTheFilesystem.line-55"/><text:bookmark text:name="ROS.2FTutorials.2Fcatkin.2FNavigatingTheFilesystem.line-54"/><text:bookmark text:name="ROS.2FTutorials.2Fcatkin.2FNavigatingTheFilesystem.line-53"/></text:p>
      <text:p text:style-name="P5"><text:bookmark text:name="ROS.2FTutorials.2Fcatkin.2FNavigatingTheFilesystem.line-1-8"/>$ roscd [locationname[/subdir]]</text:p>
      <text:p text:style-name="P2"/>
      <text:p text:style-name="P2"/>
      <text:h text:style-name="P6" text:outline-level="3"><text:bookmark text:name="ROS.2FTutorials.2Fcatkin.2FNavigatingTheFilesystem.roscd_log"/>roscd log</text:h>
      <text:p text:style-name="P3"><text:bookmark text:name="ROS.2FTutorials.2Fcatkin.2FNavigatingTheFilesystem.line-104"/><text:bookmark text:name="ROS.2FTutorials.2Fcatkin.2FNavigatingTheFilesystem.line-103"/><text:span text:style-name="Teletype"><text:span text:style-name="T1">roscd log</text:span></text:span><text:span text:style-name="T1"> will take you to the folder where ROS stores log files. Note that if you have not run any ROS programs yet, this will yield an error saying that it does not yet exist.</text:span><text:bookmark text:name="ROS.2FTutorials.2Fcatkin.2FNavigatingTheFilesystem.line-106"/><text:bookmark text:name="ROS.2FTutorials.2Fcatkin.2FNavigatingTheFilesystem.line-105"/></text:p>
      <text:p text:style-name="P4">If you have run some ROS program before, try:<text:bookmark text:name="ROS.2FTutorials.2Fcatkin.2FNavigatingTheFilesystem.line-109"/><text:bookmark text:name="ROS.2FTutorials.2Fcatkin.2FNavigatingTheFilesystem.line-108"/><text:bookmark text:name="ROS.2FTutorials.2Fcatkin.2FNavigatingTheFilesystem.line-107"/></text:p>
      <text:p text:style-name="P5"><text:bookmark text:name="ROS.2FTutorials.2Fcatkin.2FNavigatingTheFilesystem.line-1-16"/>$ roscd log</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courier" svg:font-family="courier, monospace"/>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eletype"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9T15:15:33.419939525</meta:creation-date>
    <meta:editing-duration>PT42S</meta:editing-duration>
    <meta:editing-cycles>2</meta:editing-cycles>
    <meta:generator>LibreOffice/6.0.7.3$Linux_X86_64 LibreOffice_project/00m0$Build-3</meta:generator>
    <dc:date>2020-08-29T15:16:01.410775774</dc:date>
    <meta:document-statistic meta:table-count="0" meta:image-count="0" meta:object-count="0" meta:page-count="1" meta:paragraph-count="16" meta:word-count="127" meta:character-count="704" meta:non-whitespace-character-count="593"/>
  </office:meta>
</office:document-meta>
</file>